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m a simple writer file ... tralalala, oh whats next, an embedded document ... lets see</text:p>
      <text:p text:style-name="Standard"/>
      <text:p text:style-name="Standard"/>
      <text:p text:style-name="Standard"><draw:frame draw:style-name="fr1" draw:name="Object1" text:anchor-type="paragraph" svg:x="0.834cm" svg:y="2.919cm" svg:width="13.257cm" svg:height="11.375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9-12T09:48:26</dc:date>
    <meta:editing-cycles>10</meta:editing-cycles>
    <meta:editing-duration>PT11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" meta:word-count="15" meta:character-count="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2300dc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yStyle">Hoppa-hej I am an ODF-Document who wants</text:p>
      <text:p text:style-name="P2">to be embedded into <text:span text:style-name="T1">an witer file</text:span> !!!</text:p>
      <text:p text:style-name="P1"><text:tab/>.</text:p>
      <text:p text:style-name="P1"><text:tab/>.</text:p>
      <text:p text:style-name="P1"><text:tab/>.</text:p>
      <text:p text:style-name="P1"/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myStyle" style:family="paragraph" style:parent-style-name="Standard" style:class="text">
      <style:paragraph-properties fo:text-align="center" style:justify-single-word="false" style:shadow="none"/>
      <style:text-properties fo:color="#008000" style:font-name="Arial" fo:font-size="14pt" fo:font-weight="normal" style:font-size-asian="14pt" style:font-weight-asian="normal" style:font-size-complex="14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